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sans-serif" svg:font-family="sans-serif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17934" officeooo:paragraph-rsid="0011793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b086" officeooo:paragraph-rsid="0011b086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17934" officeooo:paragraph-rsid="0011793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1b086" officeooo:paragraph-rsid="0011b086" style:font-weight-asian="normal" style:font-weight-complex="normal"/>
    </style:style>
    <style:style style:name="P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1b086" officeooo:paragraph-rsid="0011b086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1b086" officeooo:paragraph-rsid="00117934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1b086" officeooo:paragraph-rsid="0011b086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4488a" officeooo:paragraph-rsid="0014488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6bc6e" officeooo:paragraph-rsid="0016bc6e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7ec70" officeooo:paragraph-rsid="0017ec70" style:font-weight-asian="normal" style:font-weight-complex="normal"/>
    </style:style>
    <style:style style:name="P11" style:family="paragraph" style:parent-style-name="Standard">
      <style:text-properties officeooo:rsid="0014488a" officeooo:paragraph-rsid="0014488a"/>
    </style:style>
    <style:style style:name="P12" style:family="paragraph" style:parent-style-name="Standard">
      <style:text-properties fo:font-weight="bold" officeooo:rsid="0014488a" officeooo:paragraph-rsid="0014488a" style:font-weight-asian="bold" style:font-weight-complex="bold"/>
    </style:style>
    <style:style style:name="P13" style:family="paragraph" style:parent-style-name="Standard">
      <style:text-properties fo:font-weight="bold" officeooo:rsid="0015731d" officeooo:paragraph-rsid="0015731d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4488a" officeooo:paragraph-rsid="0014488a" style:font-weight-asian="bold" style:font-weight-complex="bold"/>
    </style:style>
    <style:style style:name="P15" style:family="paragraph" style:parent-style-name="Standard">
      <style:text-properties officeooo:rsid="0015731d" officeooo:paragraph-rsid="0015731d"/>
    </style:style>
    <style:style style:name="P16" style:family="paragraph" style:parent-style-name="Standard">
      <style:paragraph-properties fo:break-before="page"/>
    </style:style>
    <style:style style:name="T1" style:family="text">
      <style:text-properties officeooo:rsid="0011b086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variant="normal" fo:text-transform="none" fo:color="#0b0080" style:font-name="sans-serif" fo:font-size="10.5pt" fo:letter-spacing="normal" fo:font-style="normal" style:text-underline-style="solid" style:text-underline-width="auto" style:text-underline-color="font-color"/>
    </style:style>
    <style:style style:name="T4" style:family="text">
      <style:text-properties fo:font-variant="normal" fo:text-transform="none" fo:color="#0b0080" style:font-name="sans-serif" fo:font-size="10.5pt" fo:letter-spacing="normal" fo:font-style="normal" style:text-underline-style="solid" style:text-underline-width="auto" style:text-underline-color="font-color" officeooo:rsid="0011b086"/>
    </style:style>
    <style:style style:name="T5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blinking="false"/>
    </style:style>
    <style:style style:name="T6" style:family="text">
      <style:text-properties fo:font-variant="normal" fo:text-transform="none" fo:color="#252525" fo:letter-spacing="normal"/>
    </style:style>
    <style:style style:name="T7" style:family="text">
      <style:text-properties fo:font-variant="normal" fo:text-transform="none" fo:color="#252525" style:font-name="sans-serif" fo:font-size="10.5pt" fo:letter-spacing="normal" fo:font-style="normal"/>
    </style:style>
    <style:style style:name="T8" style:family="text">
      <style:text-properties fo:font-variant="normal" fo:text-transform="none" fo:color="#252525" style:font-name="sans-serif" fo:font-size="10.5pt" fo:letter-spacing="normal" fo:font-style="normal" officeooo:rsid="0011b086"/>
    </style:style>
    <style:style style:name="T9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10" style:family="text">
      <style:text-properties officeooo:rsid="001448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4">Raspbery Configuration</text:p>
      <text:p text:style-name="P11"/>
      <text:p text:style-name="P12">1. HDMI volume</text:p>
      <text:p text:style-name="P11">open boot config file and write HDMI=2 and save</text:p>
      <text:p text:style-name="P11">sudo nano /boot/config.txt</text:p>
      <text:p text:style-name="P11"><text:span text:style-name="T9">hdmi_drive=2</text:span></text:p>
      <text:p text:style-name="Standard"/>
      <text:p text:style-name="Standard">//<text:span text:style-name="T10">to change sound mode use cmd</text:span></text:p>
      <text:p text:style-name="P11">amixer cset numid=3 2</text:p>
      <text:p text:style-name="P11">amixer cset numid=3 1</text:p>
      <text:p text:style-name="P11"/>
      <text:p text:style-name="P11"/>
      <text:p text:style-name="P13">2. Keyboard layout</text:p>
      <text:p text:style-name="P15">sudo raspi-config</text:p>
      <text:p text:style-name="P15"/>
      <text:p text:style-name="P15"/>
      <text:p text:style-name="P13">3. HDMI resolution</text:p>
      <text:p text:style-name="P15"/>
      <text:p text:style-name="P16"/>
      <text:p text:style-name="P1">FTP:</text:p>
      <text:p text:style-name="P2">FTP(<text:span text:style-name="T2">File Transfer protocal)</text:span></text:p>
      <text:p text:style-name="P1"/>
      <text:p text:style-name="P3">//to install ftp server (vsftpd: Very Secure File Transfer Protocal Data)</text:p>
      <text:p text:style-name="P3">sudo apt-get install vsftpd</text:p>
      <text:p text:style-name="P3">sudo vim<text:tab/>/etc/vsftpd.conf</text:p>
      <text:p text:style-name="P3">local_enable=YES</text:p>
      <text:p text:style-name="P3">write_enable=YES</text:p>
      <text:p text:style-name="P3">sudo service vsftpd restart</text:p>
      <text:p text:style-name="P3"/>
      <text:p text:style-name="P3">sudo service vsftpd stop</text:p>
      <text:p text:style-name="P3">sudo service vsftpd start</text:p>
      <text:p text:style-name="P3">//firewall should be open to use client</text:p>
      <text:p text:style-name="P3"/>
      <text:p text:style-name="P3"/>
      <text:p text:style-name="P3">//To install client</text:p>
      <text:p text:style-name="P3">//1. Filezilla (can be used in windows and Linux)</text:p>
      <text:p text:style-name="P3"/>
      <text:p text:style-name="P3"/>
      <text:p text:style-name="P3">//2. CuteFTP and more and more</text:p>
      <text:p text:style-name="P3"/>
      <text:p text:style-name="P3"/>
      <text:p text:style-name="P3"/>
      <text:p text:style-name="P3">//<text:span text:style-name="T1">3. PuTTY</text:span></text:p>
      <text:p text:style-name="P3"><text:span text:style-name="T4">f</text:span><text:a xlink:type="simple" xlink:href="https://en.wikipedia.org/wiki/Free_and_open-source" text:style-name="Internet_20_link" text:visited-style-name="Visited_20_Internet_20_Link"><text:span text:style-name="T3">ree and open-source</text:span></text:a><text:span text:style-name="T6"> </text:span><text:a xlink:type="simple" xlink:href="https://en.wikipedia.org/wiki/Terminal_emulator" text:style-name="Internet_20_link" text:visited-style-name="Visited_20_Internet_20_Link"><text:span text:style-name="T5">terminal emulator</text:span></text:a><text:span text:style-name="T7">, </text:span><text:a xlink:type="simple" xlink:href="https://en.wikipedia.org/wiki/Serial_console" text:style-name="Internet_20_link" text:visited-style-name="Visited_20_Internet_20_Link"><text:span text:style-name="T5">serial console</text:span></text:a><text:span text:style-name="T6"> </text:span><text:span text:style-name="T7">and network file transfer application </text:span><text:span text:style-name="T8">for windows application</text:span></text:p>
      <text:p text:style-name="P6">PuTTY is SSH and TelNet client</text:p>
      <text:p text:style-name="P8"/>
      <text:p text:style-name="P3"/>
      <text:p text:style-name="P5">SSH:</text:p>
      <text:p text:style-name="P4">SSH (Secure Shell)</text:p>
      <text:p text:style-name="P4"/>
      <text:p text:style-name="P4"/>
      <text:p text:style-name="P9">ssh server is already installed in raspbian</text:p>
      <text:p text:style-name="P9"/>
      <text:p text:style-name="P10">on client run</text:p>
      <text:p text:style-name="P10">on terminal</text:p>
      <text:p text:style-name="P10"><text:tab/>ssh <text:a xlink:type="simple" xlink:href="mailto:pi@ifconfig" text:style-name="Internet_20_link" text:visited-style-name="Visited_20_Internet_20_Link">pi@ifconfig</text:a> </text:p>
      <text:p text:style-name="P10">if port 22 refuses connection then restart ssh server: sudo service ssh restart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sans-serif" svg:font-family="sans-serif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07:27:59.111930503</meta:creation-date>
    <meta:generator>LibreOffice/4.3.3.2$Linux_ARM_EABI LibreOffice_project/430m0$Build-2</meta:generator>
    <dc:date>2017-01-06T14:35:52.526050246</dc:date>
    <meta:editing-duration>PT49M39S</meta:editing-duration>
    <meta:editing-cycles>6</meta:editing-cycles>
    <meta:document-statistic meta:table-count="0" meta:image-count="0" meta:object-count="0" meta:page-count="3" meta:paragraph-count="35" meta:word-count="155" meta:character-count="988" meta:non-whitespace-character-count="866"/>
  </office:meta>
</office:document-meta>
</file>